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vakheter ved Trello (per 4. mars 2015)</text:p>
      <text:p text:style-name="P2"/>
      <text:p text:style-name="P3">Jo Asplin</text:p>
      <text:p text:style-name="P1"/>
      <text:list xml:id="list21417971231" text:style-name="L1">
        <text:list-item>
          <text:p text:style-name="P4">ikke mulig å konfigurere GUI, f.eks.:</text:p>
          <text:list>
            <text:list-item>
              <text:p text:style-name="P4">opprette brukerdefinerte knapper knyttet til brukerdefinerte operasjoner (f.eks. en <text:s text:c="5"/>'ferdig'-knapp som med kun ett enkelt klikk flyttet gjøremålet over i en 'ferdig'-liste og/eller <text:s text:c="5"/>fjernet/opprettet merkelapper)</text:p>
            </text:list-item>
          </text:list>
        </text:list-item>
      </text:list>
      <text:p text:style-name="Standard"/>
      <text:list xml:id="list706605640" text:continue-numbering="true" text:style-name="L1">
        <text:list-item>
          <text:p text:style-name="P4">ingen mulighet til å konfigurere avansert varsling (f.eks. når tidsfristen til visse gjøremål begynner å nærme seg)</text:p>
        </text:list-item>
      </text:list>
      <text:p text:style-name="Standard"/>
      <text:list xml:id="list1567204238" text:continue-numbering="true" text:style-name="L1">
        <text:list-item>
          <text:p text:style-name="P4">vanskelig å få til å spille sammen med våre øvrige systemer (f.eks. oppdatere visse gjøremål <text:s/>automatisk som følge av å ha lagt inn informasjon i Ted)</text:p>
        </text:list-item>
      </text:list>
      <text:p text:style-name="Standard"/>
      <text:list xml:id="list2020919190" text:continue-numbering="true" text:style-name="L1">
        <text:list-item>
          <text:p text:style-name="P4">for primitiv filtrering</text:p>
          <text:list>
            <text:list-item>
              <text:p text:style-name="P4">kun (label1 OR label2 OR ... OR labelN) AND (member1 OR member2 OR ... OR memberN)</text:p>
            </text:list-item>
            <text:list-item>
              <text:p text:style-name="P4">dette gjør det vanskelig/umulig å (direkte i WEB-GUI'et) be om ting som f.eks. <text:s/>“vis meg alle gjøremål på VV som har frist innen et klokkeslett og som er flyttbare og som ikke allerede er flyttet”</text:p>
            </text:list-item>
          </text:list>
        </text:list-item>
      </text:list>
      <text:p text:style-name="Standard"/>
      <text:list xml:id="list200391128" text:continue-numbering="true" text:style-name="L1">
        <text:list-item>
          <text:p text:style-name="P4">ikke mulig å sortere interaktivt (som i et regneark f.eks.)</text:p>
        </text:list-item>
      </text:list>
      <text:p text:style-name="Standard"/>
      <text:list xml:id="list1210663310" text:continue-numbering="true" text:style-name="L1">
        <text:list-item>
          <text:p text:style-name="P4">ikke mulig å filtrere bort lister (selv om alle gjøremålene i en liste kan filtreres bort)</text:p>
        </text:list-item>
      </text:list>
      <text:p text:style-name="Standard"/>
      <text:list xml:id="list167360070" text:continue-numbering="true" text:style-name="L1">
        <text:list-item>
          <text:p text:style-name="P4">ulike brukere ser alltid det samme bildet (bortsett fra individuell filtrering); den innbyrdes rekkefølgen på lister og gjøremål er alltid den samme hos alle (merk at dette også kan ses på som en styrke)</text:p>
        </text:list-item>
      </text:list>
      <text:p text:style-name="Standard"/>
      <text:list xml:id="list1034014297" text:continue-numbering="true" text:style-name="L1">
        <text:list-item>
          <text:p text:style-name="P4">for tungvindt å gjøre enkelte vanlige operasjoner, f.eks.:</text:p>
          <text:list>
            <text:list-item>
              <text:p text:style-name="P4">opprette oppfølgingsgjøremål (for kulingsvarsel etc.)</text:p>
            </text:list-item>
            <text:list-item>
              <text:p text:style-name="P4">lukke gjøremål (ikke nok med et enkelt klikk)</text:p>
            </text:list-item>
          </text:list>
        </text:list-item>
      </text:list>
      <text:p text:style-name="Standard"/>
      <text:list xml:id="list224391979" text:continue-numbering="true" text:style-name="L1">
        <text:list-item>
          <text:p text:style-name="P4">for lite robust</text:p>
          <text:list>
            <text:list-item>
              <text:p text:style-name="P4">dvs. det er forholdsvis lett for vanlige brukere å bringe en tavle inn i en <text:s text:c="4"/>inkonsistent/tvetydig tilstand, f.eks.:</text:p>
              <text:list>
                <text:list-item>
                  <text:p text:style-name="P4">endre tittel/beskrivelse på et gjøremål slik at forutsetninger for automatisering (vha skript) brytes</text:p>
                </text:list-item>
                <text:list-item>
                  <text:p text:style-name="P4">glemme å fjerne merkelappen 'i gang' når merkelappen 'ferdig' legges inn</text:p>
                </text:list-item>
              </text:list>
            </text:list-item>
          </text:list>
        </text:list-item>
      </text:list>
      <text:p text:style-name="Standard"/>
      <text:list xml:id="list1363996196" text:continue-numbering="true" text:style-name="L1">
        <text:list-item>
          <text:p text:style-name="P4">dårlig ytelse</text:p>
          <text:list>
            <text:list-item>
              <text:p text:style-name="P4">foreløbig testing viser at skripting mot HTTP/REST-APIet til Trello er forholdsvis tregt (det tok 17 min å oppdatere en tavle forleden dag; forhåpentlig kan dette optimaliseres, men usikkert hvor mye)</text:p>
            </text:list-item>
          </text:list>
        </text:list-item>
      </text:list>
      <text:p text:style-name="Standard"><text:soft-page-break/></text:p>
      <text:list xml:id="list1523588650" text:continue-numbering="true" text:style-name="L1">
        <text:list-item>
          <text:p text:style-name="P4">inneholder mye vi ikke har behov for, men som vi likevel må forholde oss til og som dermed vil kunne oppleves som støy, slik som:</text:p>
          <text:list>
            <text:list-item>
              <text:p text:style-name="P4">vi bruker bare enkelte av innstillingene/attributtene for gjøremål,lister og tavler</text:p>
            </text:list-item>
          </text:list>
        </text:list-item>
      </text:list>
      <text:p text:style-name="Standard"/>
      <text:list xml:id="list1948171075" text:continue-numbering="true" text:style-name="L1">
        <text:list-item>
          <text:p text:style-name="P4">det er ikke mulig å slette tavler og lister permanent, kun lukke/arkivere dem slik at man ikke lenger ser dem</text:p>
          <text:list>
            <text:list-item>
              <text:p text:style-name="P4">dette vil potensielt kunne utgjøre et problem (kanskje mht ytelse), men vanskelig å si før vi har brukt det en stund</text:p>
            </text:list-item>
          </text:list>
        </text:list-item>
      </text:list>
      <text:p text:style-name="Standard"/>
      <text:list xml:id="list393880890" text:continue-numbering="true" text:style-name="L1">
        <text:list-item>
          <text:p text:style-name="P4">uklarhet/uforutsigbarhet rundt sikkerhet og tilgjengelighet i Trello som ekstern skytjeneste:</text:p>
          <text:list>
            <text:list-item>
              <text:p text:style-name="P4">hvor enkelt er det for uvedkommende å hacke seg inn?</text:p>
            </text:list-item>
            <text:list-item>
              <text:p text:style-name="P4">hvordan ofte bør vi skifte passord? (merk at eks-ansatte har tilgang inntil vi skifter passord)</text:p>
            </text:list-item>
            <text:list-item>
              <text:p text:style-name="P4">Trello gir veldig få garantier, f.eks. forbeholder de seg retten til når som helst, uten forvarsel, å endre API'et (helt eller delvis), noe som medfører spontant ekstraarbeid for oss</text:p>
            </text:list-item>
            <text:list-item>
              <text:p text:style-name="P4">firmaet bak Trello kan i teorien når som helst endre forretningsmodell (f.eks. som følge av et oppkjøp), slik at de f.eks. fjerner mer funksjonalitet fra gratisvarianten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 Asplin</meta:initial-creator>
    <meta:creation-date>2015-03-04T13:19:52</meta:creation-date>
    <dc:date>2015-03-04T13:49:04</dc:date>
    <dc:creator>Jo Asplin</dc:creator>
    <meta:editing-duration>PT1M58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2" meta:paragraph-count="30" meta:word-count="489" meta:character-count="2956" meta:non-whitespace-character-count="2509"/>
  </office:meta>
</office:document-meta>
</file>